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DejaVu Sans"/>
    </style:style>
    <style:style style:name="P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DejaVu Sans" fo:font-size="24pt" fo:font-weight="bold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DejaVu Sans" fo:font-size="20pt" fo:font-weight="bold" style:font-size-asian="20pt" style:font-size-complex="20pt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13" style:family="paragraph" style:parent-style-name="Text_20_body" style:list-style-name="L1">
      <style:paragraph-properties fo:margin-left="0.9846in" fo:margin-right="0in" fo:text-align="justify" style:justify-single-word="false" fo:text-indent="-0.2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paragraph-properties fo:margin-left="0.4925in" fo:margin-right="0in" fo:text-align="justify" style:justify-single-word="false" fo:text-indent="-0.2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1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style:font-style-asian="normal" style:font-style-complex="normal"/>
    </style:style>
    <style:style style:name="P1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style:font-name="DejaVu Sans" fo:font-style="normal" style:font-style-asian="normal" style:font-style-complex="normal"/>
    </style:style>
    <style:style style:name="P20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 fo:break-before="page"/>
      <style:text-properties style:font-name="DejaVu Sans" fo:font-weight="bold" style:font-weight-asian="bold" style:font-weight-complex="bold"/>
    </style:style>
    <style:style style:name="T1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>MC930A - Computação Gráfica </text:p>
      <text:p text:style-name="P8">Prof: Helio Pedrini</text:p>
      <text:p text:style-name="P8"/>
      <text:p text:style-name="P8"/>
      <text:p text:style-name="P8"/>
      <text:p text:style-name="P8"/>
      <text:p text:style-name="P8"/>
      <text:p text:style-name="P8">Trabalho 1</text:p>
      <text:p text:style-name="P8"/>
      <text:p text:style-name="P8"/>
      <text:p text:style-name="P9"/>
      <text:p text:style-name="P9">Entrega: 08/09/2009</text:p>
      <text:p text:style-name="P8"/>
      <text:p text:style-name="P8"/>
      <text:p text:style-name="P8"/>
      <text:p text:style-name="P8"/>
      <text:p text:style-name="P9">Aluno: Gustavo Serra Scalet</text:p>
      <text:p text:style-name="P9">RA: 061358</text:p>
      <text:p text:style-name="P21">Introdução:</text:p>
      <text:p text:style-name="P2"/>
      <text:p text:style-name="P2">Nesse exercício, descrito no documento<text:span text:style-name="T5">1</text:span>, foi o primeiro trabalho de OpenGL da disciplina com o intuito de conhecermos superficialmente o poder do OpenGL para desenhos gráficos.</text:p>
      <text:p text:style-name="P2">A minha implementação foi feita em Python pois é uma linguagem a qual eu possuo maior experiência e satisfação em programar. A prototipagem do trabalho foi rápida e a maior dificuldade encontrada foi para conhecer as funções básicas do OpenGL, pois embora exista muitas funções já prontas, é necessário conhecê-las.</text:p>
      <text:p text:style-name="P21">Comandos (exibidos na inicialização do programa):</text:p>
      <text:p text:style-name="P2"/>
      <text:p text:style-name="P2">Gerais:</text:p>
      <text:p text:style-name="P15">ESC key: Quit.</text:p>
      <text:p text:style-name="P15">SPACE key: Cycles through the objects (selected object is drawn in white!).</text:p>
      <text:p text:style-name="P16"/>
      <text:p text:style-name="P5">Transformação de escala:</text:p>
      <text:p text:style-name="P15">+ key: Makes the object bigger.</text:p>
      <text:p text:style-name="P15">- key: Makes the object smaller.</text:p>
      <text:p text:style-name="P5"/>
      <text:p text:style-name="P5">Transformação de translação:</text:p>
      <text:p text:style-name="P15">ARROW keys: Moves the object.</text:p>
      <text:p text:style-name="P5"/>
      <text:p text:style-name="P5">Transformação de rotação:</text:p>
      <text:p text:style-name="P15">R key: +Rolls the object (through the X axis).</text:p>
      <text:p text:style-name="P15">r key: -Rolls the object (through the X axis).</text:p>
      <text:p text:style-name="P15">Y key: +Yaws the object (through the Y axis).</text:p>
      <text:p text:style-name="P15">y key: -Yaws the object (through the Y axis).</text:p>
      <text:p text:style-name="P15">P key: +Piches <text:s/>the object (through the Z axis).</text:p>
      <text:p text:style-name="P15">p key: -Piches the object (through the Z axis).</text:p>
      <text:p text:style-name="P1"/>
      <text:p text:style-name="P1"/>
      <text:p text:style-name="P1"/>
      <text:p text:style-name="P21">Descrição alto-nível das funções (partes lógicas)</text:p>
      <text:p text:style-name="P3"/>
      <text:p text:style-name="P3">light(color, obj, alpha = 1.0):</text:p>
      <text:p text:style-name="P4">Essa função era encarregado de dar a cor @color (dada em rgb) para o próximo objeto a ser construído. O parâmetro @obj era utilizado para saber se o objeto em questão era o mesmo que a variável global <text:span text:style-name="T3">selected</text:span><text:span text:style-name="T4">, pois se fosse o programa deveria pintá-lo de branco, ignorando o parâmetro @color. Desta forma é possível identificar qual objeto na cena estaremos modificando pelas teclas.</text:span></text:p>
      <text:p text:style-name="P3"/>
      <text:p text:style-name="P3">InitGL(Width, Height)</text:p>
      <text:p text:style-name="P4">Inicializa a tela do OpenGL com fundo preto e em uma perspectiva tal que seja coerente com o tamanho da tela (definido pelos parâmetros @Width e @Height).</text:p>
      <text:p text:style-name="P4"/>
      <text:p text:style-name="P3">ReSizeGLScene(Width, Height)</text:p>
      <text:p text:style-name="P4">Trata do redimensionamento da janela, fazendo-a manter a perspectiva adequada para o novo tamanho @Width x @Height.</text:p>
      <text:p text:style-name="P4"/>
      <text:p text:style-name="P3">DrawGLScene()</text:p>
      <text:p text:style-name="P4">Função principal de desenho. É nela que são desenhados o cone, esfera, cubo e chaleira com suas cores, tamanhos, posições e rotações desejadas.</text:p>
      <text:p text:style-name="P4"/>
      <text:p text:style-name="P3">keyPressed(*args)</text:p>
      <text:p text:style-name="P4">Tratadora de eventos do teclado. Nela é feita as modificações dos parâmetros dos objetos devido à entrada especiais advindas da entrada padrão (teclado).</text:p>
      <text:p text:style-name="P4"/>
      <text:p text:style-name="P3">mouseMoved(x,y)</text:p>
      <text:p text:style-name="P4">Protótipo para rotacionar a cena, infelizmente não consegui implementar os parâmetros corretos nessa função (talvez via gluLookAt).</text:p>
      <text:p text:style-name="P4"/>
      <text:p text:style-name="P3">main()</text:p>
      <text:p text:style-name="P4">Inicializa a janela com o atributo <text:span text:style-name="T3">double buffered visual</text:span><text:span text:style-name="T4">, define-se o tamanho da janela como 640x480 e atribui-se as rotinas especiais para o OpenGL, como a função de desenho (DrawGLSCENE), a de redimensionamento (ReSizeGLScene) e as tratadoras de eventos advindas de entrada (keyPressed e mouseMoved).</text:span></text:p>
      <text:p text:style-name="P17"><text:span text:style-name="T7"/></text:p>
      <text:p text:style-name="P19"><text:span text:style-name="T7">Especificidades da minha solução</text:span></text:p>
      <text:p text:style-name="P6"/>
      <text:list xml:id="list2160024986" text:style-name="L1">
        <text:list-item>
          <text:p text:style-name="P10"><text:span text:style-name="T1">Adotei o tamanho padrão dos objetos como 0.5 (atributo </text:span><text:span text:style-name="T2">Scale </text:span><text:span text:style-name="T1">de seus métodos construtores)</text:span></text:p>
        </text:list-item>
        <text:list-item>
          <text:p text:style-name="P11">Utilizei 20 cortes para a resolução do cone e da esfera.</text:p>
        </text:list-item>
        <text:list-item>
          <text:p text:style-name="P11">A posição padrão dos elementos é como sendo -1.5, -0.5, 0.5 e 1.5 no eixo X, 0 no eixo Y e -7 no eixo Z. Deste modo os objetos ficaram alinhados e igualmente simétricos em relação à origem.</text:p>
        </text:list-item>
        <text:list-item>
          <text:p text:style-name="P13">OBS: todos esses valores são hardcoded e foram parametrizados.</text:p>
        </text:list-item>
        <text:list-item>
          <text:p text:style-name="P14">O menu é impresso na saída padrão.</text:p>
        </text:list-item>
        <text:list-item>
          <text:p text:style-name="P14">O objeto a ser modificado por transformações é o objeto pintado de branco.</text:p>
        </text:list-item>
      </text:list>
      <text:p text:style-name="P6"><text:span text:style-name="T10"/></text:p>
      <text:p text:style-name="P20">Limitações:</text:p>
      <text:p text:style-name="P6"/>
      <text:p text:style-name="P7">Atualmente a minha solução não permite movimentação do ponto de observação (câmera).</text:p>
      <text:p text:style-name="P6"><text:span text:style-name="T10"/></text:p>
      <text:p text:style-name="P20">Referências:</text:p>
      <text:p text:style-name="P6"/>
      <text:p text:style-name="P7">1 - http://www.ic.unicamp.br/~helio/disciplinas/MC930/trabalho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Bitstream Vera Sans" style:font-size-asian="12pt" style:language-asian="ja" style:country-asian="JP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20:40:56</meta:creation-date>
    <dc:date>2009-09-07T21:41:13</dc:date>
    <meta:editing-duration>PT00H57M55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7" meta:paragraph-count="51" meta:word-count="551" meta:character-count="3486"/>
  </office:meta>
</office:document-meta>
</file>